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style:font-name="Century Schoolbook L"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Standard">
      <style:text-properties style:font-name="Century Schoolbook L" fo:font-size="15pt" fo:font-style="italic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P4" style:family="paragraph" style:parent-style-name="Standard">
      <style:text-properties fo:font-size="15pt" style:font-size-asian="15pt" style:font-size-complex="15pt"/>
    </style:style>
    <style:style style:name="P5" style:family="paragraph" style:parent-style-name="Standard"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P6" style:family="paragraph" style:parent-style-name="Standard">
      <style:text-properties style:font-name="Century Schoolbook L" fo:font-size="15pt" style:font-size-asian="15pt" style:font-size-complex="15pt"/>
    </style:style>
    <style:style style:name="P7" style:family="paragraph" style:parent-style-name="Standard">
      <style:text-properties style:font-name="Century Schoolbook L" fo:font-size="15pt" fo:font-weight="bold" style:font-size-asian="15pt" style:font-weight-asian="bold" style:font-size-complex="15pt" style:font-weight-complex="bold"/>
    </style:style>
    <style:style style:name="T1" style:family="text">
      <style:text-properties style:font-name="Century Schoolbook L"/>
    </style:style>
    <style:style style:name="T2" style:family="text">
      <style:text-properties style:font-name="Century Schoolbook L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style:font-name="Century Schoolbook L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style:font-name="Century Schoolbook L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font-name="Century Schoolbook L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style:font-name="Century Schoolbook L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7" style:family="text">
      <style:text-properties style:font-name="Century Schoolbook L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style:font-name="Century Schoolbook L" fo:font-size="16pt" fo:font-style="normal" style:text-underline-style="none" style:font-size-asian="16pt" style:font-style-asian="normal" style:font-size-complex="16pt" style:font-style-complex="normal"/>
    </style:style>
    <style:style style:name="T9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/*</text:p>
      <text:p text:style-name="P4"><text:span text:style-name="T2">Name <text:s text:c="4"/></text:span><text:span text:style-name="T3">:- </text:span><text:span text:style-name="T1">Abrar Mahedavi</text:span></text:p>
      <text:p text:style-name="P4"><text:span text:style-name="T2">Roll No. </text:span><text:span text:style-name="T3">:- </text:span><text:span text:style-name="T1">21035</text:span></text:p>
      <text:p text:style-name="P4"><text:span text:style-name="T5">Title <text:s text:c="5"/></text:span><text:span text:style-name="T6">:- </text:span><text:span text:style-name="T7">Write a C++ program to implement traversal on <text:tab/><text:tab/><text:tab/> <text:s text:c="2"/>threaded binary tree using object oriented<text:tab/> <text:tab/><text:tab/><text:tab/> <text:s text:c="2"/>programming features. Design necessary class.</text:span></text:p>
      <text:p text:style-name="P6"><text:s text:c="11"/><text:span text:style-name="T9"><text:s text:c="26"/>50 </text:span></text:p>
      <text:p text:style-name="P7"><text:tab/><text:tab/> <text:s text:c="14"/>- <text:s text:c="7"/>- </text:p>
      <text:p text:style-name="P7"><text:tab/><text:tab/> <text:s text:c="10"/>- <text:s text:c="16"/>- </text:p>
      <text:p text:style-name="P7"><text:tab/><text:tab/> <text:s text:c="6"/>30 <text:s text:c="17"/>60 </text:p>
      <text:p text:style-name="P7"><text:tab/> <text:s text:c="12"/>- <text:s text:c="4"/>- <text:s text:c="15"/>- <text:s text:c="3"/>- </text:p>
      <text:p text:style-name="P7"><text:tab/><text:tab/> <text:s/>- <text:s text:c="8"/>- <text:s text:c="11"/>- <text:s text:c="10"/>- </text:p>
      <text:p text:style-name="P7"><text:tab/><text:tab/>15 <text:s text:c="7"/>40 <text:s text:c="6"/>55 <text:s text:c="11"/>70 </text:p>
      <text:p text:style-name="P6"/>
      <text:p text:style-name="P6">for above tree <text:span text:style-name="T9">inorder</text:span> traversal:- <text:s/>1<text:span text:style-name="T9">5 30 40 50 55 60 70 <text:s/></text:span></text:p>
      <text:p text:style-name="P6">for above tree <text:span text:style-name="T9">pre order</text:span> traversal:- <text:span text:style-name="T9">50 <text:s/>30 15 40 60 55 70 </text:span></text:p>
      <text:p text:style-name="P7"><text:span text:style-name="T8">Note:- </text:span><text:span text:style-name="T4">see the below implementation with comments consideing above example</text:span></text:p>
      <text:p text:style-name="P3">/*</text:p>
      <text:p text:style-name="P5"/>
      <text:p text:style-name="P2">Program :</text:p>
      <text:p text:style-name="P1"/>
      <text:p text:style-name="P1">#include&lt;iostream&gt; </text:p>
      <text:p text:style-name="P1">using namespace std; </text:p>
      <text:p text:style-name="P1"/>
      <text:p text:style-name="P1">class TBT </text:p>
      <text:p text:style-name="P1">{ </text:p>
      <text:p text:style-name="P1"><text:tab/>private: </text:p>
      <text:p text:style-name="P1"><text:tab/><text:tab/>int data; </text:p>
      <text:p text:style-name="P1"><text:tab/><text:tab/>int lbit,rbit; </text:p>
      <text:p text:style-name="P1"><text:tab/><text:tab/>TBT*lchild,*rchild; </text:p>
      <text:p text:style-name="P1"><text:tab/>public: </text:p>
      <text:p text:style-name="P1"><text:tab/><text:tab/>TBT*create_TBT(TBT*,TBT*); </text:p>
      <text:p text:style-name="P1"><text:tab/><text:tab/>void inorder_TBT(TBT*,TBT*); </text:p>
      <text:p text:style-name="P1"><text:tab/><text:tab/>void preorder_TBT(TBT*,TBT*); </text:p>
      <text:p text:style-name="P1">}; </text:p>
      <text:p text:style-name="P1"/>
      <text:p text:style-name="P1"><text:soft-page-break/></text:p>
      <text:p text:style-name="P1">void TBT::preorder_TBT(TBT*root,TBT*header) </text:p>
      <text:p text:style-name="P1">{ </text:p>
      <text:p text:style-name="P1"><text:tab/>TBT*trav; </text:p>
      <text:p text:style-name="P1"><text:tab/>int flag=0; </text:p>
      <text:p text:style-name="P1"><text:tab/>trav=root; </text:p>
      <text:p text:style-name="P1"><text:tab/>while(trav!=header) </text:p>
      <text:p text:style-name="P1"><text:tab/>{ </text:p>
      <text:p text:style-name="P1"><text:tab/><text:tab/>while(trav-&gt;lbit==0&amp;&amp;flag==0) //step 1) if normal child </text:p>
      <text:p text:style-name="P1"><text:tab/><text:tab/>{ </text:p>
      <text:p text:style-name="P1"><text:tab/><text:tab/><text:tab/>cout&lt;&lt;" "&lt;&lt;trav-&gt;data; // print 50 and then 30 </text:p>
      <text:p text:style-name="P1"><text:tab/><text:tab/><text:tab/>trav=trav-&gt;lchild; <text:s text:c="2"/>// go to left child </text:p>
      <text:p text:style-name="P1"><text:tab/><text:tab/>} </text:p>
      <text:p text:style-name="P1"><text:tab/><text:tab/>if(flag==0) // step 2) if normal child but lbit=1 i.e <text:s/>last child </text:p>
      <text:p text:style-name="P1"><text:tab/><text:tab/>cout&lt;&lt;" "&lt;&lt;trav-&gt;data; <text:s text:c="2"/>// print 15 and then 40, 55 , 70 </text:p>
      <text:p text:style-name="P1"/>
      <text:p text:style-name="P1"><text:tab/><text:tab/>if(trav-&gt;rbit==0&amp;&amp;flag==0) </text:p>
      <text:p text:style-name="P1"><text:tab/><text:tab/>{ </text:p>
      <text:p text:style-name="P1"><text:tab/><text:tab/><text:tab/>trav=trav-&gt;rchild; </text:p>
      <text:p text:style-name="P1"><text:tab/><text:tab/>} </text:p>
      <text:p text:style-name="P1"><text:tab/><text:tab/>else </text:p>
      <text:p text:style-name="P1"><text:tab/><text:tab/>{ </text:p>
      <text:p text:style-name="P1"><text:tab/><text:tab/><text:tab/>if(trav-&gt;rbit==0&amp;&amp;flag==1)// step no 4 <text:s/>go to 40 </text:p>
      <text:p text:style-name="P1"><text:tab/><text:tab/><text:tab/>{ </text:p>
      <text:p text:style-name="P1"><text:tab/><text:tab/><text:tab/><text:tab/>trav=trav-&gt;rchild; </text:p>
      <text:p text:style-name="P1"><text:tab/><text:tab/><text:tab/><text:tab/>flag=0; <text:s text:c="10"/>// mark 40 as not visited </text:p>
      <text:p text:style-name="P1"><text:tab/><text:tab/><text:tab/>} </text:p>
      <text:p text:style-name="P1"><text:tab/><text:tab/><text:tab/>else </text:p>
      <text:p text:style-name="P1"><text:tab/><text:tab/><text:tab/>{ </text:p>
      <text:p text:style-name="P1"><text:tab/><text:tab/><text:tab/><text:tab/>if(trav-&gt;rbit==1&amp;&amp;flag==0)//step 3) if rt child is thread climb up </text:p>
      <text:p text:style-name="P1"><text:tab/><text:tab/><text:tab/><text:tab/>{ </text:p>
      <text:p text:style-name="P1"><text:tab/><text:tab/><text:tab/><text:tab/><text:tab/>trav=trav-&gt;rchild; <text:s text:c="3"/>//from 15 go to 30 again </text:p>
      <text:p text:style-name="P1"><text:tab/><text:tab/><text:tab/><text:tab/><text:tab/>flag=1; <text:s text:c="12"/>// make 30 as visited or printed </text:p>
      <text:p text:style-name="P1"><text:tab/><text:tab/><text:tab/><text:tab/>} </text:p>
      <text:p text:style-name="P1"><text:tab/><text:tab/><text:tab/><text:tab/>else </text:p>
      <text:p text:style-name="P1"><text:tab/><text:tab/><text:tab/><text:tab/>{ </text:p>
      <text:p text:style-name="P1"><text:tab/><text:tab/><text:tab/><text:tab/><text:tab/>if(trav-&gt;rbit==1&amp;&amp;flag==1) </text:p>
      <text:p text:style-name="P1"><text:tab/><text:tab/><text:tab/><text:tab/><text:tab/>{ </text:p>
      <text:p text:style-name="P1"><text:soft-page-break/><text:tab/><text:tab/><text:tab/><text:tab/><text:tab/><text:tab/>trav=trav-&gt;rchild; </text:p>
      <text:p text:style-name="P1"/>
      <text:p text:style-name="P1"><text:tab/><text:tab/><text:tab/><text:tab/><text:tab/>} </text:p>
      <text:p text:style-name="P1"><text:tab/><text:tab/><text:tab/><text:tab/>} </text:p>
      <text:p text:style-name="P1"><text:tab/><text:tab/><text:tab/>} </text:p>
      <text:p text:style-name="P1"><text:tab/><text:tab/>} </text:p>
      <text:p text:style-name="P1"><text:tab/>} </text:p>
      <text:p text:style-name="P1"/>
      <text:p text:style-name="P1">} </text:p>
      <text:p text:style-name="P1">void TBT::inorder_TBT(TBT*root,TBT*header) </text:p>
      <text:p text:style-name="P1">{ </text:p>
      <text:p text:style-name="P1"><text:tab/>int flag=0; </text:p>
      <text:p text:style-name="P1"><text:tab/>TBT*trav; </text:p>
      <text:p text:style-name="P1"><text:tab/>trav=root; </text:p>
      <text:p text:style-name="P1"/>
      <text:p text:style-name="P1"><text:tab/>while(trav!=header) </text:p>
      <text:p text:style-name="P1"><text:tab/>{ </text:p>
      <text:p text:style-name="P1"><text:tab/><text:tab/>while(trav-&gt;lbit!=1&amp;&amp;flag==0) </text:p>
      <text:p text:style-name="P1"><text:tab/><text:tab/>{ </text:p>
      <text:p text:style-name="P1"><text:tab/><text:tab/><text:tab/>trav=trav-&gt;lchild; <text:s/>// go to left </text:p>
      <text:p text:style-name="P1"><text:tab/><text:tab/>} </text:p>
      <text:p text:style-name="P1"/>
      <text:p text:style-name="P1"><text:tab/><text:tab/>cout&lt;&lt;" "&lt;&lt;trav-&gt;data; <text:s text:c="2"/>// ptint leftmost data </text:p>
      <text:p text:style-name="P1"/>
      <text:p text:style-name="P1"><text:tab/><text:tab/>if(trav-&gt;rbit==0) </text:p>
      <text:p text:style-name="P1"><text:tab/><text:tab/>{ </text:p>
      <text:p text:style-name="P1"><text:tab/><text:tab/><text:tab/>trav=trav-&gt;rchild; </text:p>
      <text:p text:style-name="P1"><text:tab/><text:tab/><text:tab/>flag=0; </text:p>
      <text:p text:style-name="P1"><text:tab/><text:tab/>} </text:p>
      <text:p text:style-name="P1"><text:tab/><text:tab/>else </text:p>
      <text:p text:style-name="P1"><text:tab/><text:tab/>{ </text:p>
      <text:p text:style-name="P1"><text:tab/><text:tab/><text:tab/>trav=trav-&gt;rchild; </text:p>
      <text:p text:style-name="P1"><text:tab/><text:tab/><text:tab/>flag=1; </text:p>
      <text:p text:style-name="P1"><text:tab/><text:tab/>} </text:p>
      <text:p text:style-name="P1"><text:tab/>} </text:p>
      <text:p text:style-name="P1">} </text:p>
      <text:p text:style-name="P1"/>
      <text:p text:style-name="P1">TBT*TBT::create_TBT(TBT*root,TBT*header) </text:p>
      <text:p text:style-name="P1">{ </text:p>
      <text:p text:style-name="P1"><text:soft-page-break/><text:tab/>TBT*trav,*temp,*p; </text:p>
      <text:p text:style-name="P1"><text:tab/>int attached_flag=0; </text:p>
      <text:p text:style-name="P1"><text:tab/>char ans; </text:p>
      <text:p text:style-name="P1"/>
      <text:p text:style-name="P1"><text:tab/>while(1) </text:p>
      <text:p text:style-name="P1"><text:tab/>{ </text:p>
      <text:p text:style-name="P1"><text:tab/>trav=root; </text:p>
      <text:p text:style-name="P1"/>
      <text:p text:style-name="P1"><text:tab/>if(root==NULL) </text:p>
      <text:p text:style-name="P1"><text:tab/>{ </text:p>
      <text:p text:style-name="P1"><text:tab/><text:tab/>temp=new TBT(); </text:p>
      <text:p text:style-name="P1"><text:tab/><text:tab/>cout&lt;&lt;"\nEnter the data "; </text:p>
      <text:p text:style-name="P1"><text:tab/><text:tab/>cin&gt;&gt;temp-&gt;data; </text:p>
      <text:p text:style-name="P1"><text:tab/><text:tab/>temp-&gt;lbit=1; </text:p>
      <text:p text:style-name="P1"><text:tab/><text:tab/>temp-&gt;rbit=1; </text:p>
      <text:p text:style-name="P1"><text:tab/><text:tab/>temp-&gt;lchild=header; </text:p>
      <text:p text:style-name="P1"><text:tab/><text:tab/>temp-&gt;rchild=header; </text:p>
      <text:p text:style-name="P1"><text:tab/><text:tab/>root=temp; </text:p>
      <text:p text:style-name="P1"><text:tab/>} </text:p>
      <text:p text:style-name="P1"><text:tab/>else </text:p>
      <text:p text:style-name="P1"><text:tab/>{ </text:p>
      <text:p text:style-name="P1"><text:tab/><text:tab/><text:tab/>temp=new TBT(); </text:p>
      <text:p text:style-name="P1"><text:tab/><text:tab/><text:tab/>cout&lt;&lt;"\nEnter the data "; </text:p>
      <text:p text:style-name="P1"><text:tab/><text:tab/><text:tab/>cin&gt;&gt;temp-&gt;data; </text:p>
      <text:p text:style-name="P1"><text:tab/><text:tab/><text:tab/>temp-&gt;lbit=1; </text:p>
      <text:p text:style-name="P1"><text:tab/><text:tab/><text:tab/>temp-&gt;rbit=1; </text:p>
      <text:p text:style-name="P1"><text:tab/><text:tab/><text:tab/>attached_flag=0; </text:p>
      <text:p text:style-name="P1"/>
      <text:p text:style-name="P1"><text:tab/><text:tab/><text:tab/>trav=root; </text:p>
      <text:p text:style-name="P1"><text:tab/><text:tab/><text:tab/>while(attached_flag==0) </text:p>
      <text:p text:style-name="P1"><text:tab/><text:tab/><text:tab/>{ </text:p>
      <text:p text:style-name="P1"><text:tab/><text:tab/><text:tab/><text:tab/>if(trav-&gt;data&lt;temp-&gt;data&amp;&amp;trav-&gt;rbit==0) </text:p>
      <text:p text:style-name="P1"><text:tab/><text:tab/><text:tab/><text:tab/>{ </text:p>
      <text:p text:style-name="P1"><text:tab/><text:tab/><text:tab/><text:tab/><text:tab/>trav=trav-&gt;rchild; </text:p>
      <text:p text:style-name="P1"><text:tab/><text:tab/><text:tab/><text:tab/>} </text:p>
      <text:p text:style-name="P1"><text:tab/><text:tab/><text:tab/><text:tab/>else </text:p>
      <text:p text:style-name="P1"><text:tab/><text:tab/><text:tab/><text:tab/>if(trav-&gt;data&lt;temp-&gt;data&amp;&amp;trav-&gt;rbit==1) </text:p>
      <text:p text:style-name="P1"><text:tab/><text:tab/><text:tab/><text:tab/>{ </text:p>
      <text:p text:style-name="P1"><text:tab/><text:tab/><text:tab/><text:tab/><text:tab/>trav-&gt;rbit=0; </text:p>
      <text:p text:style-name="P1"><text:soft-page-break/><text:tab/><text:tab/><text:tab/><text:tab/><text:tab/>p=trav-&gt;rchild; </text:p>
      <text:p text:style-name="P1"><text:tab/><text:tab/><text:tab/><text:tab/><text:tab/>trav-&gt;rchild=temp; </text:p>
      <text:p text:style-name="P1"><text:tab/><text:tab/><text:tab/><text:tab/><text:tab/>temp-&gt;rchild=p; </text:p>
      <text:p text:style-name="P1"><text:tab/><text:tab/><text:tab/><text:tab/><text:tab/>temp-&gt;lchild=trav; </text:p>
      <text:p text:style-name="P1"><text:tab/><text:tab/><text:tab/><text:tab/><text:tab/>attached_flag=1; </text:p>
      <text:p text:style-name="P1"><text:tab/><text:tab/><text:tab/><text:tab/>} </text:p>
      <text:p text:style-name="P1"><text:s/></text:p>
      <text:p text:style-name="P1"><text:tab/><text:tab/><text:tab/><text:tab/>if(trav-&gt;data&gt;temp-&gt;data&amp;&amp;trav-&gt;lbit==0) </text:p>
      <text:p text:style-name="P1"><text:tab/><text:tab/><text:tab/><text:tab/>{ </text:p>
      <text:p text:style-name="P1"><text:tab/><text:tab/><text:tab/><text:tab/><text:tab/>trav=trav-&gt;lchild; </text:p>
      <text:p text:style-name="P1"><text:tab/><text:tab/><text:tab/><text:tab/>} </text:p>
      <text:p text:style-name="P1"><text:tab/><text:tab/><text:tab/><text:tab/>else </text:p>
      <text:p text:style-name="P1"><text:tab/><text:tab/><text:tab/><text:tab/>if(trav-&gt;data&gt;temp-&gt;data&amp;&amp;trav-&gt;lbit==1) </text:p>
      <text:p text:style-name="P1"><text:tab/><text:tab/><text:tab/><text:tab/>{ </text:p>
      <text:p text:style-name="P1"><text:tab/><text:tab/><text:tab/><text:tab/><text:tab/>trav-&gt;lbit=0; </text:p>
      <text:p text:style-name="P1"><text:tab/><text:tab/><text:tab/><text:tab/><text:tab/>p=trav-&gt;lchild; </text:p>
      <text:p text:style-name="P1"><text:tab/><text:tab/><text:tab/><text:tab/><text:tab/>trav-&gt;lchild=temp; </text:p>
      <text:p text:style-name="P1"><text:tab/><text:tab/><text:tab/><text:tab/><text:tab/>temp-&gt;lchild=p; </text:p>
      <text:p text:style-name="P1"><text:tab/><text:tab/><text:tab/><text:tab/><text:tab/>temp-&gt;rchild=trav; </text:p>
      <text:p text:style-name="P1"><text:tab/><text:tab/><text:tab/><text:tab/><text:tab/>attached_flag=1; </text:p>
      <text:p text:style-name="P1"><text:tab/><text:tab/><text:tab/><text:tab/>} </text:p>
      <text:p text:style-name="P1"><text:tab/><text:tab/><text:tab/>} </text:p>
      <text:p text:style-name="P1"/>
      <text:p text:style-name="P1"><text:tab/><text:tab/><text:tab/>attached_flag=0; </text:p>
      <text:p text:style-name="P1"><text:tab/>} </text:p>
      <text:p text:style-name="P1"><text:tab/>cout&lt;&lt;"\nDo you want to attach more nodes [y/n] "; </text:p>
      <text:p text:style-name="P1"><text:tab/>cin&gt;&gt;ans; </text:p>
      <text:p text:style-name="P1"><text:tab/>if(ans=='n'||ans=='N') </text:p>
      <text:p text:style-name="P1"><text:tab/>break; </text:p>
      <text:p text:style-name="P1"><text:tab/>} </text:p>
      <text:p text:style-name="P1"><text:tab/>return root; </text:p>
      <text:p text:style-name="P1">} </text:p>
      <text:p text:style-name="P1">int main() </text:p>
      <text:p text:style-name="P1">{ </text:p>
      <text:p text:style-name="P1"><text:tab/>int choice,c; </text:p>
      <text:p text:style-name="P1"><text:tab/>TBT*root=NULL,obj,*header=NULL; </text:p>
      <text:p text:style-name="P1"><text:tab/>c=1;</text:p>
      <text:p text:style-name="P1"/>
      <text:p text:style-name="P1"><text:tab/>while(c=1) </text:p>
      <text:p text:style-name="P1"><text:soft-page-break/><text:tab/>{ </text:p>
      <text:p text:style-name="P1"><text:tab/><text:tab/>cout&lt;&lt;"\n1.Create TBT"; </text:p>
      <text:p text:style-name="P1"><text:tab/><text:tab/>cout&lt;&lt;"\n2.Inorder TBT"; </text:p>
      <text:p text:style-name="P1"><text:tab/><text:tab/>cout&lt;&lt;"\n3.Preorder TBT"; </text:p>
      <text:p text:style-name="P1"><text:tab/><text:tab/>cout&lt;&lt;"\n4.Exit"; </text:p>
      <text:p text:style-name="P1"><text:tab/><text:tab/>cout&lt;&lt;"\nEnter your choice :"; </text:p>
      <text:p text:style-name="P1"><text:tab/><text:tab/>cin&gt;&gt;choice; </text:p>
      <text:p text:style-name="P1"><text:tab/><text:tab/>switch(choice) </text:p>
      <text:p text:style-name="P1"><text:tab/><text:tab/>{ </text:p>
      <text:p text:style-name="P1"><text:tab/><text:tab/><text:tab/>case 1: root=obj.create_TBT(root,header); </text:p>
      <text:p text:style-name="P1"><text:tab/><text:tab/><text:tab/><text:tab/>break; </text:p>
      <text:p text:style-name="P1"><text:tab/><text:tab/><text:tab/>case 2: obj.inorder_TBT(root,header); </text:p>
      <text:p text:style-name="P1"><text:tab/><text:tab/><text:tab/><text:tab/>break; </text:p>
      <text:p text:style-name="P1"><text:tab/><text:tab/><text:tab/>case 3: obj.preorder_TBT(root,header); </text:p>
      <text:p text:style-name="P1"><text:tab/><text:tab/><text:tab/><text:tab/>break; </text:p>
      <text:p text:style-name="P1"><text:tab/><text:tab/><text:tab/>case 4:c=0; </text:p>
      <text:p text:style-name="P1"><text:tab/><text:tab/><text:tab/></text:p>
      <text:p text:style-name="P1"><text:tab/><text:tab/>} </text:p>
      <text:p text:style-name="P1"><text:tab/>} </text:p>
      <text:p text:style-name="P1"><text:tab/>return 0; </text:p>
      <text:p text:style-name="P1">}</text:p>
      <text:p text:style-name="P1"/>
      <text:p text:style-name="P1"/>
      <text:p text:style-name="P2">Output:</text:p>
      <text:p text:style-name="P1"/>
      <text:p text:style-name="P1">compeng-sl2-08@compeng-sl2-08:~/Abrar$ g++ TBT.cpp </text:p>
      <text:p text:style-name="P1">compeng-sl2-08@compeng-sl2-08:~/Abrar$ ./a.out </text:p>
      <text:p text:style-name="P1"/>
      <text:p text:style-name="P1">1.Create TBT </text:p>
      <text:p text:style-name="P1">2.Inorder TBT </text:p>
      <text:p text:style-name="P1">3.Preorder TBT </text:p>
      <text:p text:style-name="P1">4.Exit </text:p>
      <text:p text:style-name="P1">Enter your choice :1 </text:p>
      <text:p text:style-name="P1"/>
      <text:p text:style-name="P1">Enter the data 50 </text:p>
      <text:p text:style-name="P1"/>
      <text:p text:style-name="P1">Do you want to attach more nodes [y/n] y </text:p>
      <text:p text:style-name="P1"/>
      <text:p text:style-name="P1">Enter the data 30 </text:p>
      <text:p text:style-name="P1"><text:soft-page-break/></text:p>
      <text:p text:style-name="P1">Do you want to attach more nodes [y/n] y </text:p>
      <text:p text:style-name="P1"/>
      <text:p text:style-name="P1">Enter the data 60 </text:p>
      <text:p text:style-name="P1"/>
      <text:p text:style-name="P1">Do you want to attach more nodes [y/n] y </text:p>
      <text:p text:style-name="P1"><text:s/></text:p>
      <text:p text:style-name="P1">Enter the data 15 </text:p>
      <text:p text:style-name="P1"/>
      <text:p text:style-name="P1">Do you want to attach more nodes [y/n] y </text:p>
      <text:p text:style-name="P1"/>
      <text:p text:style-name="P1">Enter the data 40 </text:p>
      <text:p text:style-name="P1"/>
      <text:p text:style-name="P1">Do you want to attach more nodes [y/n] y </text:p>
      <text:p text:style-name="P1"/>
      <text:p text:style-name="P1">Enter the data 55 </text:p>
      <text:p text:style-name="P1"/>
      <text:p text:style-name="P1">Do you want to attach more nodes [y/n] y </text:p>
      <text:p text:style-name="P1"/>
      <text:p text:style-name="P1">Enter the data 70 </text:p>
      <text:p text:style-name="P1"/>
      <text:p text:style-name="P1">Do you want to attach more nodes [y/n] n </text:p>
      <text:p text:style-name="P1"/>
      <text:p text:style-name="P1">1.Create TBT </text:p>
      <text:p text:style-name="P1">2.Inorder TBT </text:p>
      <text:p text:style-name="P1">3.Preorder TBT </text:p>
      <text:p text:style-name="P1">4.Exit </text:p>
      <text:p text:style-name="P1"/>
      <text:p text:style-name="P1">Enter your choice :2 </text:p>
      <text:p text:style-name="P1"><text:s/>15 30 40 50 55 60 70 </text:p>
      <text:p text:style-name="P1">1.Create TBT </text:p>
      <text:p text:style-name="P1">2.Inorder TBT </text:p>
      <text:p text:style-name="P1">3.Preorder TBT </text:p>
      <text:p text:style-name="P1">4.Exit </text:p>
      <text:p text:style-name="P1"/>
      <text:p text:style-name="P1">Enter your choice :3 </text:p>
      <text:p text:style-name="P1"><text:s/>50 30 15 40 60 55 70 </text:p>
      <text:p text:style-name="P1">1.Create TBT </text:p>
      <text:p text:style-name="P1">2.Inorder TBT </text:p>
      <text:p text:style-name="P1"><text:soft-page-break/>3.Preorder TBT </text:p>
      <text:p text:style-name="P1">4.Exit </text:p>
      <text:p text:style-name="P1"/>
      <text:p text:style-name="P1">Enter your choice :4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4T17:29:06.225865665</meta:creation-date>
    <dc:date>2014-09-11T14:01:22</dc:date>
    <meta:editing-duration>PT13M3S</meta:editing-duration>
    <meta:editing-cycles>10</meta:editing-cycles>
    <meta:generator>LibreOffice/3.5$Linux_X86_64 LibreOffice_project/350m1$Build-2</meta:generator>
    <meta:document-statistic meta:table-count="0" meta:image-count="0" meta:object-count="0" meta:page-count="8" meta:paragraph-count="232" meta:word-count="542" meta:character-count="4605" meta:non-whitespace-character-count="3381"/>
  </office:meta>
</office:document-meta>
</file>